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1844" officeooo:paragraph-rsid="00141844"/>
    </style:style>
    <style:style style:name="P2" style:family="paragraph" style:parent-style-name="Standard">
      <style:text-properties officeooo:rsid="00141844" officeooo:paragraph-rsid="00147aae"/>
    </style:style>
    <style:style style:name="P3" style:family="paragraph" style:parent-style-name="Standard">
      <style:text-properties officeooo:rsid="00141844" officeooo:paragraph-rsid="0015eaf5"/>
    </style:style>
    <style:style style:name="P4" style:family="paragraph" style:parent-style-name="Standard">
      <style:text-properties officeooo:rsid="00141844" officeooo:paragraph-rsid="0016ff92"/>
    </style:style>
    <style:style style:name="P5" style:family="paragraph" style:parent-style-name="Standard">
      <style:text-properties officeooo:rsid="0015eaf5" officeooo:paragraph-rsid="0015eaf5"/>
    </style:style>
    <style:style style:name="P6" style:family="paragraph" style:parent-style-name="Standard">
      <style:text-properties fo:font-weight="bold" officeooo:rsid="00141844" officeooo:paragraph-rsid="00141844" style:font-weight-asian="bold"/>
    </style:style>
    <style:style style:name="P7" style:family="paragraph" style:parent-style-name="Standard">
      <style:text-properties officeooo:rsid="00141844" officeooo:paragraph-rsid="001b3b78"/>
    </style:style>
    <style:style style:name="P8" style:family="paragraph" style:parent-style-name="Standard">
      <style:text-properties officeooo:rsid="0015eaf5" officeooo:paragraph-rsid="0015eaf5"/>
    </style:style>
    <style:style style:name="P9" style:family="paragraph" style:parent-style-name="Standard">
      <style:text-properties officeooo:rsid="001cf182" officeooo:paragraph-rsid="001cf182"/>
    </style:style>
    <style:style style:name="T1" style:family="text">
      <style:text-properties officeooo:rsid="00147aae"/>
    </style:style>
    <style:style style:name="T2" style:family="text">
      <style:text-properties officeooo:rsid="0015eaf5"/>
    </style:style>
    <style:style style:name="T3" style:family="text">
      <style:text-properties officeooo:rsid="0016ff92"/>
    </style:style>
    <style:style style:name="T4" style:family="text">
      <style:text-properties officeooo:rsid="001b3b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Title of the WS/Tut/MS/SS/IS</text:p>
      <text:p text:style-name="P6">Modeling complex models of physiology in Modelica and Physiolibrary</text:p>
      <text:p text:style-name="P1"/>
      <text:p text:style-name="P1">2. Organizers/Chairs</text:p>
      <text:p text:style-name="P3">Tom<text:span text:style-name="T2">áš</text:span> Kulh<text:span text:style-name="T2">á</text:span>nek, Ji<text:span text:style-name="T2">ří</text:span> Kofr<text:span text:style-name="T2">á</text:span>nek</text:p>
      <text:p text:style-name="P3"/>
      <text:p text:style-name="P1">3. Abstract</text:p>
      <text:p text:style-name="P2"/>
      <text:p text:style-name="P4"><text:span text:style-name="T4">The </text:span>Physiolibrary (<text:a xlink:type="simple" xlink:href="http://www.physiolibrary.org/">http://www.physiolibrary.org</text:a><text:span text:style-name="T4">)</text:span> <text:s/>is an open-source Modelica library usable for mathematical modeling of cardiovascular circulation, metabolic processes, nutrient distribution, thermoregulation, gases transport, electrolyte regulation, water distribution, hormonal regulation and pharmacological regulation mainly for the lumped-parameter approach. Modelica standard is supported by association composed from industrial as well as academical members and it is implemented by commercial as well as open-source tools. The Physiolibrary is currently used to model the most complex model of human physiology – PhysioModel <text:span text:style-name="T4">(</text:span><text:a xlink:type="simple" xlink:href="http://www.physiomodel.org/">http://www.physiomodel.org/</text:a><text:span text:style-name="T4">)</text:span>. </text:p>
      <text:p text:style-name="P4"><text:span text:style-name="T1">The tutorial will show acausal approach of modeling physiological system, which allows presenting complex models composed from different domains in comprehensible and maintainable form. </text:span>Together with participants, <text:span text:style-name="T4">models will be constructed of cardiovascular system, chemical reactions, body thermal transfer, osmotic phenomenon and integrative approach. </text:span>Attendees should bring their own computers to participate in the hands-on sections of the tutorial.</text:p>
      <text:p text:style-name="P2"/>
      <text:p text:style-name="P2"/>
      <text:p text:style-name="P1">4. List of Speakers (with their names, affiliations)</text:p>
      <text:p text:style-name="P1"/>
      <text:p text:style-name="P5">Tomáš Kulhánek, <text:span text:style-name="T1">First Faculty of Medicine, Charles University in Prague, </text:span>Czech Republic</text:p>
      <text:p text:style-name="P9">Jiří Kofránek, <text:span text:style-name="T1">First Faculty of Medicine, Charles University in Prague, Czech Republic</text:span></text:p>
      <text:p text:style-name="P5">Marek Mateják, <text:span text:style-name="T1">First Faculty of Medicine, Charles University in Prague, </text:span>Czech Republic</text:p>
      <text:p text:style-name="P5">Filip Ježek, Faculty of Electrical Engineering, Czech Technical University in Prague<text:span text:style-name="T1">, </text:span>Czech Republic</text:p>
      <text:p text:style-name="P1"/>
      <text:p text:style-name="P1">5. Brief Agenda</text:p>
      <text:p text:style-name="P1"/>
      <text:p text:style-name="P7">First part of <text:span text:style-name="T1">tutorial</text:span> will introduce acausal and object oriented Modelica language using <text:span text:style-name="T4">an </text:span>open-source tool OpenModelica <text:span text:style-name="T4">(</text:span><text:a xlink:type="simple" xlink:href="http://www.openmodelica.org/"><text:span text:style-name="T4">www.openmodelica.org</text:span></text:a><text:span text:style-name="T4">)</text:span> and <text:span text:style-name="T4">a </text:span>commercial tool Dymola. <text:span text:style-name="T4">Attendees can install the open-source OpenModelica tool and Physiolibrary (</text:span><text:a xlink:type="simple" xlink:href="http://www.physiolibrary.org/"><text:span text:style-name="T4">www.physiolibrary.org</text:span></text:a><text:span text:style-name="T4">) in advance before the tutorial.</text:span></text:p>
      <text:p text:style-name="P7"/>
      <text:p text:style-name="P3">The second part of the <text:span text:style-name="T1">tutorial</text:span> will consist of hands-on sections that will demonstrate building selected models of 1) cardiovascular system dynamics - using hydraulic domain. 2) common biochemical reactions - using chemical domain. 3) body thermal transfers with blood flow using thermal domain 4) liquid volume of the penetrating solution in intracellular space, extracellular space, interstitial space, blood plasma or cerebrospinal fluid using osmotic domain 5) integrative approach which connects these <text:span text:style-name="T1">domains</text:span> together.</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9:24:18.105784671</meta:creation-date>
    <dc:date>2015-04-28T10:14:43.763136505</dc:date>
    <meta:editing-duration>PT13M20S</meta:editing-duration>
    <meta:editing-cycles>4</meta:editing-cycles>
    <meta:generator>LibreOffice/4.2.7.2$Linux_X86_64 LibreOffice_project/420m0$Build-2</meta:generator>
    <meta:document-statistic meta:table-count="0" meta:image-count="0" meta:object-count="0" meta:page-count="1" meta:paragraph-count="15" meta:word-count="330" meta:character-count="2533" meta:non-whitespace-character-count="2215"/>
  </office:meta>
</office:document-meta>
</file>